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text-properties style:font-name="Liberation Sans" fo:font-style="normal" officeooo:rsid="006b00d2" officeooo:paragraph-rsid="006b00d2" style:font-style-asian="normal" style:font-style-complex="normal"/>
    </style:style>
    <style:style style:name="P3" style:family="paragraph" style:parent-style-name="Text_20_body">
      <style:text-properties style:font-name="Liberation Sans" officeooo:rsid="005afaf1" officeooo:paragraph-rsid="004ded4c"/>
    </style:style>
    <style:style style:name="P4" style:family="paragraph" style:parent-style-name="Text_20_body">
      <style:text-properties style:font-name="Liberation Sans" officeooo:rsid="005afaf1" officeooo:paragraph-rsid="005afaf1"/>
    </style:style>
    <style:style style:name="P5" style:family="paragraph" style:parent-style-name="Text_20_body">
      <style:text-properties style:font-name="Liberation Sans" officeooo:rsid="003e9c06" officeooo:paragraph-rsid="004ded4c"/>
    </style:style>
    <style:style style:name="P6" style:family="paragraph" style:parent-style-name="Text_20_body">
      <style:text-properties style:font-name="Liberation Sans" style:text-underline-style="none" fo:font-weight="normal" officeooo:rsid="003e9c06" officeooo:paragraph-rsid="005afaf1" style:font-weight-asian="normal" style:font-weight-complex="normal"/>
    </style:style>
    <style:style style:name="P7" style:family="paragraph" style:parent-style-name="Text_20_body">
      <style:text-properties style:text-line-through-style="none" style:text-line-through-type="none" style:font-name="Liberation Sans" fo:font-style="normal" style:text-underline-style="none" fo:font-weight="normal" officeooo:rsid="00413267" officeooo:paragraph-rsid="006c70eb" style:font-style-asian="normal" style:font-weight-asian="normal" style:font-style-complex="normal" style:font-weight-complex="normal"/>
    </style:style>
    <style:style style:name="P8" style:family="paragraph" style:parent-style-name="Heading_20_1">
      <style:text-properties style:font-name="Liberation Sans" officeooo:rsid="003b1533" officeooo:paragraph-rsid="003b1533"/>
    </style:style>
    <style:style style:name="P9" style:family="paragraph" style:parent-style-name="Heading_20_1">
      <style:text-properties style:font-name="Liberation Sans" officeooo:rsid="004cb5a0" officeooo:paragraph-rsid="004ded4c"/>
    </style:style>
    <style:style style:name="P10" style:family="paragraph" style:parent-style-name="Title">
      <style:text-properties style:font-name="Liberation Sans" officeooo:rsid="004995eb" officeooo:paragraph-rsid="004995eb"/>
    </style:style>
    <style:style style:name="P11" style:family="paragraph" style:parent-style-name="Subtitle">
      <style:text-properties style:font-name="Liberation Sans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5afaf1"/>
    </style:style>
    <style:style style:name="T4" style:family="text">
      <style:text-properties style:text-line-through-style="none" style:text-line-through-type="none" fo:font-style="normal" officeooo:rsid="005afaf1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678d13" style:font-style-asian="normal" style:font-style-complex="normal"/>
    </style:style>
    <style:style style:name="T6" style:family="text">
      <style:text-properties style:text-line-through-style="none" style:text-line-through-type="none" fo:font-style="normal" officeooo:rsid="006b6235" style:font-style-asian="normal" style:font-style-complex="normal"/>
    </style:style>
    <style:style style:name="T7" style:family="text">
      <style:text-properties style:text-line-through-style="none" style:text-line-through-type="none" fo:font-style="normal" officeooo:rsid="006c70eb" style:font-style-asian="normal" style:font-style-complex="normal"/>
    </style:style>
    <style:style style:name="T8" style:family="text">
      <style:text-properties officeooo:rsid="005cfac9"/>
    </style:style>
    <style:style style:name="T9" style:family="text">
      <style:text-properties officeooo:rsid="005fdc5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6b00d2"/>
    </style:style>
    <style:style style:name="T12" style:family="text">
      <style:text-properties officeooo:rsid="006b6235"/>
    </style:style>
    <style:style style:name="T13" style:family="text">
      <style:text-properties officeooo:rsid="006e4314"/>
    </style:style>
    <style:style style:name="T14" style:family="text">
      <style:text-properties officeooo:rsid="006ffc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ynamoDB</text:span>: <text:span text:style-name="T3">realtime_staging</text:span></text:p>
      <text:p text:style-name="P11"><text:date style:data-style-name="N37" text:date-value="2016-11-23T16:25:33.262875583">23/11/16</text:date> </text:p>
      <text:h text:style-name="P8" text:outline-level="1">Summary</text:h>
      <text:p text:style-name="P3">Staging index for data used in realtime processing.</text:p>
      <text:p text:style-name="P4">wv_prep adds entries for completed odimh5 volumes ready for wv_process</text:p>
      <text:p text:style-name="P4">wv_process adds entries for completed data volumes ready for wv_kml</text:p>
      <text:p text:style-name="P4">Aims to reduce the number of queries needed to odimh5 index for processing realtime datasets</text:p>
      <text:h text:style-name="P9" text:outline-level="1">Database Structure</text:h>
      <text:p text:style-name="P5"><text:span text:style-name="T2">Table name</text:span>: <text:tab/><text:tab/><text:span text:style-name="T2">wxradar_realtime_staging</text:span></text:p>
      <text:p text:style-name="P6"><text:span text:style-name="T2">Partition Key</text:span>: <text:tab/><text:span text:style-name="T9">data_</text:span><text:span text:style-name="T4">type (string): </text:span><text:bookmark-start text:name="__DdeLink__262_1418331261"/><text:span text:style-name="T6">odimh5_vol</text:span><text:bookmark-end text:name="__DdeLink__262_1418331261"/><text:span text:style-name="T4"> or </text:span><text:span text:style-name="T6">stormh5</text:span></text:p>
      <text:p text:style-name="P7"><text:span text:style-name="T3">Attributes</text:span>:<text:tab/><text:tab/><text:bookmark-start text:name="__DdeLink__125_1621541618"/><text:span text:style-name="T8">data_</text:span><text:bookmark-end text:name="__DdeLink__125_1621541618"/><text:span text:style-name="T8">id (string): ID_yyyymmdd_HHMMSS</text:span></text:p>
      <text:p text:style-name="P5"><text:span text:style-name="T10">Attributes: </text:span></text:p>
      <text:list xml:id="list3179201730402910677" text:style-name="L1">
        <text:list-item>
          <text:list>
            <text:list-item>
              <text:p text:style-name="P2"><text:bookmark-start text:name="__DdeLink__260_1418331261"/><text:bookmark-start text:name="__DdeLink__270_1418331261"/><text:span text:style-name="T12">data</text:span>_<text:bookmark-end text:name="__DdeLink__260_1418331261"/><text:bookmark-end text:name="__DdeLink__270_1418331261"/><text:span text:style-name="T14">ffn (str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11-23T16:25:33.236496011</dc:date>
    <meta:editing-duration>PT11H3M2S</meta:editing-duration>
    <meta:editing-cycles>60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14" meta:word-count="70" meta:character-count="517" meta:non-whitespace-character-count="458"/>
  </office:meta>
</office:document-meta>
</file>